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fill-color="#ffd7d7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solid" draw:fill-color="#ffd7d7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a6a6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solid" draw:fill-color="#ffa6a6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000000" draw:marker-start-width="0.252cm" draw:marker-end-width="0.252cm" draw:fill="solid" draw:fill-color="#ffa6a6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2.392cm" fo:min-width="4.725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000000" draw:marker-start-width="0.252cm" draw:marker-end-width="0.252cm" draw:fill="solid" draw:fill-color="#ff6d6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-width="0.252cm" draw:fill="solid" draw:fill-color="#ff6d6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0.512cm"/>
    </style:style>
    <style:style style:name="gr11" style:family="graphic" style:parent-style-name="objectwithoutfill">
      <style:graphic-properties svg:stroke-width="0.035cm" svg:stroke-color="#000000" draw:marker-start="Arrow" draw:marker-start-width="0.154cm" draw:marker-end="Arrow" draw:marker-end-width="0.154cm" draw:fill="solid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661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2.002cm" fo:min-width="15.341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106cm" svg:stroke-color="#000000" draw:marker-start="" draw:marker-start-width="0.26cm" draw:marker-end="Arrow" draw:marker-end-width="0.26cm" draw:fill="solid" draw:textarea-vertical-align="middle" fo:padding-top="0.177cm" fo:padding-bottom="0.177cm" fo:padding-left="0.302cm" fo:padding-right="0.302cm"/>
    </style:style>
    <style:style style:name="gr15" style:family="graphic" style:parent-style-name="standard">
      <style:graphic-properties draw:stroke="none" svg:stroke-color="#000000" draw:fill="none" draw:fill-color="#ffffff" fo:min-height="0.993cm"/>
    </style:style>
    <style:style style:name="P1" style:family="paragraph">
      <loext:graphic-properties draw:fill-color="#ffd7d7"/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</style:style>
    <style:style style:name="P3" style:family="paragraph">
      <loext:graphic-properties draw:fill-color="#ffa6a6"/>
      <style:paragraph-properties fo:text-align="center"/>
    </style:style>
    <style:style style:name="P4" style:family="paragraph">
      <loext:graphic-properties draw:fill="solid" draw:fill-color="#ffa6a6"/>
      <style:paragraph-properties fo:text-align="center"/>
    </style:style>
    <style:style style:name="P5" style:family="paragraph">
      <loext:graphic-properties draw:fill-color="#ff6d6d"/>
      <style:paragraph-properties fo:text-align="center"/>
    </style:style>
    <style:style style:name="P6" style:family="paragraph">
      <loext:graphic-properties draw:fill="solid" draw:fill-color="#ff6d6d"/>
      <style:paragraph-properties fo:text-align="center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8pt"/>
    </style:style>
    <style:style style:name="P11" style:family="paragraph">
      <loext:graphic-properties draw:fill="none" draw:fill-color="#ffffff"/>
      <style:text-properties fo:font-size="8pt"/>
    </style:style>
    <style:style style:name="P12" style:family="paragraph">
      <style:paragraph-properties fo:text-align="center"/>
    </style:style>
    <style:style style:name="P13" style:family="paragraph">
      <loext:graphic-properties draw:fill-color="#b4c7d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259cm" svg:height="2.676cm" svg:x="5.808cm" svg:y="2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808cm" svg:y1="2.469cm" svg:x2="11.067cm" svg:y2="2.469cm">
            <text:p/>
          </draw:line>
          <draw:line draw:style-name="gr2" draw:text-style-name="P2" draw:layer="layout" svg:x1="5.809cm" svg:y1="2.918cm" svg:x2="11.067cm" svg:y2="2.918cm">
            <text:p/>
          </draw:line>
          <draw:line draw:style-name="gr2" draw:text-style-name="P2" draw:layer="layout" svg:x1="5.809cm" svg:y1="3.35cm" svg:x2="11.067cm" svg:y2="3.35cm">
            <text:p/>
          </draw:line>
          <draw:line draw:style-name="gr3" draw:text-style-name="P2" draw:layer="layout" svg:x1="5.81cm" svg:y1="3.769cm" svg:x2="11.067cm" svg:y2="3.769cm">
            <text:p/>
          </draw:line>
          <draw:line draw:style-name="gr3" draw:text-style-name="P2" draw:layer="layout" svg:x1="5.811cm" svg:y1="4.217cm" svg:x2="11.067cm" svg:y2="4.217cm">
            <text:p/>
          </draw:line>
          <draw:line draw:style-name="gr2" draw:text-style-name="P2" draw:layer="layout" svg:x1="6.261cm" svg:y1="2.008cm" svg:x2="6.27cm" svg:y2="4.684cm">
            <text:p/>
          </draw:line>
          <draw:line draw:style-name="gr2" draw:text-style-name="P2" draw:layer="layout" svg:x1="6.697cm" svg:y1="2.009cm" svg:x2="6.706cm" svg:y2="4.685cm">
            <text:p/>
          </draw:line>
          <draw:line draw:style-name="gr2" draw:text-style-name="P2" draw:layer="layout" svg:x1="7.132cm" svg:y1="2.009cm" svg:x2="7.141cm" svg:y2="4.685cm">
            <text:p/>
          </draw:line>
          <draw:line draw:style-name="gr2" draw:text-style-name="P2" draw:layer="layout" svg:x1="7.568cm" svg:y1="2.01cm" svg:x2="7.577cm" svg:y2="4.686cm">
            <text:p/>
          </draw:line>
          <draw:line draw:style-name="gr2" draw:text-style-name="P2" draw:layer="layout" svg:x1="8.004cm" svg:y1="2.011cm" svg:x2="8.013cm" svg:y2="4.687cm">
            <text:p/>
          </draw:line>
          <draw:line draw:style-name="gr2" draw:text-style-name="P2" draw:layer="layout" svg:x1="8.44cm" svg:y1="2.012cm" svg:x2="8.449cm" svg:y2="4.688cm">
            <text:p/>
          </draw:line>
          <draw:line draw:style-name="gr2" draw:text-style-name="P2" draw:layer="layout" svg:x1="8.876cm" svg:y1="2.012cm" svg:x2="8.885cm" svg:y2="4.688cm">
            <text:p/>
          </draw:line>
          <draw:line draw:style-name="gr2" draw:text-style-name="P2" draw:layer="layout" svg:x1="9.312cm" svg:y1="2.013cm" svg:x2="9.321cm" svg:y2="4.689cm">
            <text:p/>
          </draw:line>
          <draw:line draw:style-name="gr2" draw:text-style-name="P2" draw:layer="layout" svg:x1="9.748cm" svg:y1="2.014cm" svg:x2="9.757cm" svg:y2="4.69cm">
            <text:p/>
          </draw:line>
          <draw:line draw:style-name="gr2" draw:text-style-name="P2" draw:layer="layout" svg:x1="10.184cm" svg:y1="2.015cm" svg:x2="10.193cm" svg:y2="4.691cm">
            <text:p/>
          </draw:line>
          <draw:line draw:style-name="gr2" draw:text-style-name="P2" draw:layer="layout" svg:x1="10.62cm" svg:y1="2.015cm" svg:x2="10.629cm" svg:y2="4.691cm">
            <text:p/>
          </draw:line>
          <draw:line draw:style-name="gr2" draw:text-style-name="P2" draw:layer="layout" svg:x1="11.055cm" svg:y1="2.016cm" svg:x2="11.064cm" svg:y2="4.692cm">
            <text:p/>
          </draw:line>
        </draw:g>
        <draw:g>
          <draw:custom-shape draw:style-name="gr4" draw:text-style-name="P3" draw:layer="layout" svg:width="5.259cm" svg:height="2.676cm" svg:x="5.986cm" svg:y="2.2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5.986cm" svg:y1="2.675cm" svg:x2="11.245cm" svg:y2="2.675cm">
            <text:p/>
          </draw:line>
          <draw:line draw:style-name="gr5" draw:text-style-name="P4" draw:layer="layout" svg:x1="5.987cm" svg:y1="3.124cm" svg:x2="11.245cm" svg:y2="3.124cm">
            <text:p/>
          </draw:line>
          <draw:line draw:style-name="gr5" draw:text-style-name="P4" draw:layer="layout" svg:x1="5.987cm" svg:y1="3.556cm" svg:x2="11.245cm" svg:y2="3.556cm">
            <text:p/>
          </draw:line>
          <draw:line draw:style-name="gr6" draw:text-style-name="P4" draw:layer="layout" svg:x1="5.988cm" svg:y1="3.975cm" svg:x2="11.245cm" svg:y2="3.975cm">
            <text:p/>
          </draw:line>
          <draw:line draw:style-name="gr6" draw:text-style-name="P4" draw:layer="layout" svg:x1="5.989cm" svg:y1="4.423cm" svg:x2="11.245cm" svg:y2="4.423cm">
            <text:p/>
          </draw:line>
          <draw:line draw:style-name="gr5" draw:text-style-name="P4" draw:layer="layout" svg:x1="6.438cm" svg:y1="2.214cm" svg:x2="6.447cm" svg:y2="4.89cm">
            <text:p/>
          </draw:line>
          <draw:line draw:style-name="gr5" draw:text-style-name="P4" draw:layer="layout" svg:x1="6.874cm" svg:y1="2.215cm" svg:x2="6.883cm" svg:y2="4.891cm">
            <text:p/>
          </draw:line>
          <draw:line draw:style-name="gr5" draw:text-style-name="P4" draw:layer="layout" svg:x1="7.31cm" svg:y1="2.215cm" svg:x2="7.319cm" svg:y2="4.891cm">
            <text:p/>
          </draw:line>
          <draw:line draw:style-name="gr5" draw:text-style-name="P4" draw:layer="layout" svg:x1="7.746cm" svg:y1="2.216cm" svg:x2="7.755cm" svg:y2="4.892cm">
            <text:p/>
          </draw:line>
          <draw:line draw:style-name="gr5" draw:text-style-name="P4" draw:layer="layout" svg:x1="8.182cm" svg:y1="2.217cm" svg:x2="8.191cm" svg:y2="4.893cm">
            <text:p/>
          </draw:line>
          <draw:line draw:style-name="gr5" draw:text-style-name="P4" draw:layer="layout" svg:x1="8.618cm" svg:y1="2.217cm" svg:x2="8.627cm" svg:y2="4.893cm">
            <text:p/>
          </draw:line>
          <draw:line draw:style-name="gr5" draw:text-style-name="P4" draw:layer="layout" svg:x1="9.054cm" svg:y1="2.218cm" svg:x2="9.063cm" svg:y2="4.894cm">
            <text:p/>
          </draw:line>
          <draw:line draw:style-name="gr5" draw:text-style-name="P4" draw:layer="layout" svg:x1="9.49cm" svg:y1="2.219cm" svg:x2="9.499cm" svg:y2="4.895cm">
            <text:p/>
          </draw:line>
          <draw:line draw:style-name="gr5" draw:text-style-name="P4" draw:layer="layout" svg:x1="9.926cm" svg:y1="2.22cm" svg:x2="9.935cm" svg:y2="4.896cm">
            <text:p/>
          </draw:line>
          <draw:line draw:style-name="gr5" draw:text-style-name="P4" draw:layer="layout" svg:x1="10.362cm" svg:y1="2.22cm" svg:x2="10.371cm" svg:y2="4.896cm">
            <text:p/>
          </draw:line>
          <draw:line draw:style-name="gr5" draw:text-style-name="P4" draw:layer="layout" svg:x1="10.797cm" svg:y1="2.221cm" svg:x2="10.806cm" svg:y2="4.897cm">
            <text:p/>
          </draw:line>
          <draw:line draw:style-name="gr5" draw:text-style-name="P4" draw:layer="layout" svg:x1="11.233cm" svg:y1="2.222cm" svg:x2="11.242cm" svg:y2="4.898cm">
            <text:p/>
          </draw:line>
        </draw:g>
        <draw:g>
          <draw:custom-shape draw:style-name="gr7" draw:text-style-name="P5" draw:layer="layout" svg:width="5.259cm" svg:height="2.676cm" svg:x="6.212cm" svg:y="2.4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6" draw:layer="layout" svg:x1="6.212cm" svg:y1="2.926cm" svg:x2="11.471cm" svg:y2="2.926cm">
            <text:p/>
          </draw:line>
          <draw:line draw:style-name="gr8" draw:text-style-name="P6" draw:layer="layout" svg:x1="6.213cm" svg:y1="3.374cm" svg:x2="11.471cm" svg:y2="3.374cm">
            <text:p/>
          </draw:line>
          <draw:line draw:style-name="gr8" draw:text-style-name="P6" draw:layer="layout" svg:x1="6.214cm" svg:y1="3.807cm" svg:x2="11.472cm" svg:y2="3.807cm">
            <text:p/>
          </draw:line>
          <draw:line draw:style-name="gr9" draw:text-style-name="P6" draw:layer="layout" svg:x1="6.215cm" svg:y1="4.225cm" svg:x2="11.472cm" svg:y2="4.225cm">
            <text:p/>
          </draw:line>
          <draw:line draw:style-name="gr9" draw:text-style-name="P6" draw:layer="layout" svg:x1="6.215cm" svg:y1="4.674cm" svg:x2="11.471cm" svg:y2="4.674cm">
            <text:p/>
          </draw:line>
          <draw:line draw:style-name="gr8" draw:text-style-name="P6" draw:layer="layout" svg:x1="6.665cm" svg:y1="2.464cm" svg:x2="6.674cm" svg:y2="5.14cm">
            <text:p/>
          </draw:line>
          <draw:line draw:style-name="gr8" draw:text-style-name="P6" draw:layer="layout" svg:x1="7.101cm" svg:y1="2.465cm" svg:x2="7.11cm" svg:y2="5.141cm">
            <text:p/>
          </draw:line>
          <draw:line draw:style-name="gr8" draw:text-style-name="P6" draw:layer="layout" svg:x1="7.537cm" svg:y1="2.466cm" svg:x2="7.546cm" svg:y2="5.142cm">
            <text:p/>
          </draw:line>
          <draw:line draw:style-name="gr8" draw:text-style-name="P6" draw:layer="layout" svg:x1="7.973cm" svg:y1="2.467cm" svg:x2="7.982cm" svg:y2="5.143cm">
            <text:p/>
          </draw:line>
          <draw:line draw:style-name="gr8" draw:text-style-name="P6" draw:layer="layout" svg:x1="8.409cm" svg:y1="2.467cm" svg:x2="8.418cm" svg:y2="5.143cm">
            <text:p/>
          </draw:line>
          <draw:line draw:style-name="gr8" draw:text-style-name="P6" draw:layer="layout" svg:x1="8.844cm" svg:y1="2.468cm" svg:x2="8.853cm" svg:y2="5.144cm">
            <text:p/>
          </draw:line>
          <draw:line draw:style-name="gr8" draw:text-style-name="P6" draw:layer="layout" svg:x1="9.28cm" svg:y1="2.469cm" svg:x2="9.289cm" svg:y2="5.145cm">
            <text:p/>
          </draw:line>
          <draw:line draw:style-name="gr8" draw:text-style-name="P6" draw:layer="layout" svg:x1="9.716cm" svg:y1="2.469cm" svg:x2="9.725cm" svg:y2="5.145cm">
            <text:p/>
          </draw:line>
          <draw:line draw:style-name="gr8" draw:text-style-name="P6" draw:layer="layout" svg:x1="10.152cm" svg:y1="2.47cm" svg:x2="10.161cm" svg:y2="5.146cm">
            <text:p/>
          </draw:line>
          <draw:line draw:style-name="gr8" draw:text-style-name="P6" draw:layer="layout" svg:x1="10.588cm" svg:y1="2.471cm" svg:x2="10.597cm" svg:y2="5.147cm">
            <text:p/>
          </draw:line>
          <draw:line draw:style-name="gr8" draw:text-style-name="P6" draw:layer="layout" svg:x1="11.024cm" svg:y1="2.472cm" svg:x2="11.033cm" svg:y2="5.148cm">
            <text:p/>
          </draw:line>
          <draw:line draw:style-name="gr8" draw:text-style-name="P6" draw:layer="layout" svg:x1="11.46cm" svg:y1="2.472cm" svg:x2="11.469cm" svg:y2="5.148cm">
            <text:p/>
          </draw:line>
        </draw:g>
        <draw:frame draw:style-name="gr10" draw:text-style-name="P8" draw:layer="layout" svg:width="2.769cm" svg:height="0.762cm" svg:x="7.214cm" svg:y="1.12cm">
          <draw:text-box>
            <text:p text:style-name="P7">Gain Maps</text:p>
          </draw:text-box>
        </draw:frame>
        <draw:line draw:style-name="gr11" draw:text-style-name="P9" draw:layer="layout" svg:x1="6.237cm" svg:y1="5.4cm" svg:x2="11.478cm" svg:y2="5.4cm">
          <text:p/>
        </draw:line>
        <draw:line draw:style-name="gr11" draw:text-style-name="P9" draw:layer="layout" svg:x1="11.743cm" svg:y1="2.548cm" svg:x2="11.743cm" svg:y2="5.172cm">
          <text:p/>
        </draw:line>
        <draw:frame draw:style-name="gr12" draw:text-style-name="P11" draw:layer="layout" svg:width="2.702cm" svg:height="0.911cm" svg:x="8.467cm" svg:y="5.369cm">
          <draw:text-box>
            <text:p text:style-name="P10">w</text:p>
          </draw:text-box>
        </draw:frame>
        <draw:frame draw:style-name="gr12" draw:text-style-name="P11" draw:layer="layout" svg:width="1.985cm" svg:height="0.911cm" svg:x="11.661cm" svg:y="3.57cm">
          <draw:text-box>
            <text:p text:style-name="P10">h</text:p>
          </draw:text-box>
        </draw:frame>
        <draw:custom-shape draw:style-name="gr13" draw:text-style-name="P13" draw:layer="layout" svg:width="15.875cm" svg:height="2.286cm" svg:x="0.95cm" svg:y="7.966cm">
          <text:p text:style-name="P12">Gain Map Inversion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8.835cm" svg:y1="6.242cm" svg:x2="8.835cm" svg:y2="7.613cm">
          <text:p/>
        </draw:line>
        <draw:g>
          <draw:custom-shape draw:style-name="gr1" draw:text-style-name="P1" draw:layer="layout" svg:width="5.259cm" svg:height="2.676cm" svg:x="5.899cm" svg:y="12.8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899cm" svg:y1="13.269cm" svg:x2="11.158cm" svg:y2="13.269cm">
            <text:p/>
          </draw:line>
          <draw:line draw:style-name="gr2" draw:text-style-name="P2" draw:layer="layout" svg:x1="5.9cm" svg:y1="13.718cm" svg:x2="11.158cm" svg:y2="13.718cm">
            <text:p/>
          </draw:line>
          <draw:line draw:style-name="gr2" draw:text-style-name="P2" draw:layer="layout" svg:x1="5.9cm" svg:y1="14.15cm" svg:x2="11.158cm" svg:y2="14.15cm">
            <text:p/>
          </draw:line>
          <draw:line draw:style-name="gr3" draw:text-style-name="P2" draw:layer="layout" svg:x1="5.901cm" svg:y1="14.569cm" svg:x2="11.158cm" svg:y2="14.569cm">
            <text:p/>
          </draw:line>
          <draw:line draw:style-name="gr3" draw:text-style-name="P2" draw:layer="layout" svg:x1="5.902cm" svg:y1="15.017cm" svg:x2="11.158cm" svg:y2="15.017cm">
            <text:p/>
          </draw:line>
          <draw:line draw:style-name="gr2" draw:text-style-name="P2" draw:layer="layout" svg:x1="6.352cm" svg:y1="12.808cm" svg:x2="6.361cm" svg:y2="15.484cm">
            <text:p/>
          </draw:line>
          <draw:line draw:style-name="gr2" draw:text-style-name="P2" draw:layer="layout" svg:x1="6.788cm" svg:y1="12.809cm" svg:x2="6.797cm" svg:y2="15.485cm">
            <text:p/>
          </draw:line>
          <draw:line draw:style-name="gr2" draw:text-style-name="P2" draw:layer="layout" svg:x1="7.223cm" svg:y1="12.809cm" svg:x2="7.232cm" svg:y2="15.485cm">
            <text:p/>
          </draw:line>
          <draw:line draw:style-name="gr2" draw:text-style-name="P2" draw:layer="layout" svg:x1="7.659cm" svg:y1="12.81cm" svg:x2="7.668cm" svg:y2="15.486cm">
            <text:p/>
          </draw:line>
          <draw:line draw:style-name="gr2" draw:text-style-name="P2" draw:layer="layout" svg:x1="8.095cm" svg:y1="12.811cm" svg:x2="8.104cm" svg:y2="15.487cm">
            <text:p/>
          </draw:line>
          <draw:line draw:style-name="gr2" draw:text-style-name="P2" draw:layer="layout" svg:x1="8.531cm" svg:y1="12.812cm" svg:x2="8.54cm" svg:y2="15.488cm">
            <text:p/>
          </draw:line>
          <draw:line draw:style-name="gr2" draw:text-style-name="P2" draw:layer="layout" svg:x1="8.967cm" svg:y1="12.812cm" svg:x2="8.976cm" svg:y2="15.488cm">
            <text:p/>
          </draw:line>
          <draw:line draw:style-name="gr2" draw:text-style-name="P2" draw:layer="layout" svg:x1="9.403cm" svg:y1="12.813cm" svg:x2="9.412cm" svg:y2="15.489cm">
            <text:p/>
          </draw:line>
          <draw:line draw:style-name="gr2" draw:text-style-name="P2" draw:layer="layout" svg:x1="9.839cm" svg:y1="12.814cm" svg:x2="9.848cm" svg:y2="15.49cm">
            <text:p/>
          </draw:line>
          <draw:line draw:style-name="gr2" draw:text-style-name="P2" draw:layer="layout" svg:x1="10.275cm" svg:y1="12.815cm" svg:x2="10.284cm" svg:y2="15.491cm">
            <text:p/>
          </draw:line>
          <draw:line draw:style-name="gr2" draw:text-style-name="P2" draw:layer="layout" svg:x1="10.711cm" svg:y1="12.815cm" svg:x2="10.72cm" svg:y2="15.491cm">
            <text:p/>
          </draw:line>
          <draw:line draw:style-name="gr2" draw:text-style-name="P2" draw:layer="layout" svg:x1="11.146cm" svg:y1="12.816cm" svg:x2="11.155cm" svg:y2="15.492cm">
            <text:p/>
          </draw:line>
        </draw:g>
        <draw:g>
          <draw:custom-shape draw:style-name="gr4" draw:text-style-name="P3" draw:layer="layout" svg:width="5.259cm" svg:height="2.676cm" svg:x="6.077cm" svg:y="13.0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4" draw:layer="layout" svg:x1="6.077cm" svg:y1="13.475cm" svg:x2="11.336cm" svg:y2="13.475cm">
            <text:p/>
          </draw:line>
          <draw:line draw:style-name="gr5" draw:text-style-name="P4" draw:layer="layout" svg:x1="6.078cm" svg:y1="13.924cm" svg:x2="11.336cm" svg:y2="13.924cm">
            <text:p/>
          </draw:line>
          <draw:line draw:style-name="gr5" draw:text-style-name="P4" draw:layer="layout" svg:x1="6.078cm" svg:y1="14.356cm" svg:x2="11.336cm" svg:y2="14.356cm">
            <text:p/>
          </draw:line>
          <draw:line draw:style-name="gr6" draw:text-style-name="P4" draw:layer="layout" svg:x1="6.079cm" svg:y1="14.775cm" svg:x2="11.336cm" svg:y2="14.775cm">
            <text:p/>
          </draw:line>
          <draw:line draw:style-name="gr6" draw:text-style-name="P4" draw:layer="layout" svg:x1="6.08cm" svg:y1="15.223cm" svg:x2="11.336cm" svg:y2="15.223cm">
            <text:p/>
          </draw:line>
          <draw:line draw:style-name="gr5" draw:text-style-name="P4" draw:layer="layout" svg:x1="6.529cm" svg:y1="13.014cm" svg:x2="6.538cm" svg:y2="15.69cm">
            <text:p/>
          </draw:line>
          <draw:line draw:style-name="gr5" draw:text-style-name="P4" draw:layer="layout" svg:x1="6.965cm" svg:y1="13.015cm" svg:x2="6.974cm" svg:y2="15.691cm">
            <text:p/>
          </draw:line>
          <draw:line draw:style-name="gr5" draw:text-style-name="P4" draw:layer="layout" svg:x1="7.401cm" svg:y1="13.015cm" svg:x2="7.41cm" svg:y2="15.691cm">
            <text:p/>
          </draw:line>
          <draw:line draw:style-name="gr5" draw:text-style-name="P4" draw:layer="layout" svg:x1="7.837cm" svg:y1="13.016cm" svg:x2="7.846cm" svg:y2="15.692cm">
            <text:p/>
          </draw:line>
          <draw:line draw:style-name="gr5" draw:text-style-name="P4" draw:layer="layout" svg:x1="8.273cm" svg:y1="13.017cm" svg:x2="8.282cm" svg:y2="15.693cm">
            <text:p/>
          </draw:line>
          <draw:line draw:style-name="gr5" draw:text-style-name="P4" draw:layer="layout" svg:x1="8.709cm" svg:y1="13.017cm" svg:x2="8.718cm" svg:y2="15.693cm">
            <text:p/>
          </draw:line>
          <draw:line draw:style-name="gr5" draw:text-style-name="P4" draw:layer="layout" svg:x1="9.145cm" svg:y1="13.018cm" svg:x2="9.154cm" svg:y2="15.694cm">
            <text:p/>
          </draw:line>
          <draw:line draw:style-name="gr5" draw:text-style-name="P4" draw:layer="layout" svg:x1="9.581cm" svg:y1="13.019cm" svg:x2="9.59cm" svg:y2="15.695cm">
            <text:p/>
          </draw:line>
          <draw:line draw:style-name="gr5" draw:text-style-name="P4" draw:layer="layout" svg:x1="10.017cm" svg:y1="13.02cm" svg:x2="10.026cm" svg:y2="15.696cm">
            <text:p/>
          </draw:line>
          <draw:line draw:style-name="gr5" draw:text-style-name="P4" draw:layer="layout" svg:x1="10.453cm" svg:y1="13.02cm" svg:x2="10.462cm" svg:y2="15.696cm">
            <text:p/>
          </draw:line>
          <draw:line draw:style-name="gr5" draw:text-style-name="P4" draw:layer="layout" svg:x1="10.888cm" svg:y1="13.021cm" svg:x2="10.897cm" svg:y2="15.697cm">
            <text:p/>
          </draw:line>
          <draw:line draw:style-name="gr5" draw:text-style-name="P4" draw:layer="layout" svg:x1="11.324cm" svg:y1="13.022cm" svg:x2="11.333cm" svg:y2="15.698cm">
            <text:p/>
          </draw:line>
        </draw:g>
        <draw:g>
          <draw:custom-shape draw:style-name="gr7" draw:text-style-name="P5" draw:layer="layout" svg:width="5.259cm" svg:height="2.676cm" svg:x="6.303cm" svg:y="13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" draw:text-style-name="P6" draw:layer="layout" svg:x1="6.303cm" svg:y1="13.726cm" svg:x2="11.562cm" svg:y2="13.726cm">
            <text:p/>
          </draw:line>
          <draw:line draw:style-name="gr8" draw:text-style-name="P6" draw:layer="layout" svg:x1="6.304cm" svg:y1="14.174cm" svg:x2="11.562cm" svg:y2="14.174cm">
            <text:p/>
          </draw:line>
          <draw:line draw:style-name="gr8" draw:text-style-name="P6" draw:layer="layout" svg:x1="6.305cm" svg:y1="14.607cm" svg:x2="11.563cm" svg:y2="14.607cm">
            <text:p/>
          </draw:line>
          <draw:line draw:style-name="gr9" draw:text-style-name="P6" draw:layer="layout" svg:x1="6.306cm" svg:y1="15.025cm" svg:x2="11.563cm" svg:y2="15.025cm">
            <text:p/>
          </draw:line>
          <draw:line draw:style-name="gr9" draw:text-style-name="P6" draw:layer="layout" svg:x1="6.306cm" svg:y1="15.474cm" svg:x2="11.562cm" svg:y2="15.474cm">
            <text:p/>
          </draw:line>
          <draw:line draw:style-name="gr8" draw:text-style-name="P6" draw:layer="layout" svg:x1="6.756cm" svg:y1="13.264cm" svg:x2="6.765cm" svg:y2="15.94cm">
            <text:p/>
          </draw:line>
          <draw:line draw:style-name="gr8" draw:text-style-name="P6" draw:layer="layout" svg:x1="7.192cm" svg:y1="13.265cm" svg:x2="7.201cm" svg:y2="15.941cm">
            <text:p/>
          </draw:line>
          <draw:line draw:style-name="gr8" draw:text-style-name="P6" draw:layer="layout" svg:x1="7.628cm" svg:y1="13.266cm" svg:x2="7.637cm" svg:y2="15.942cm">
            <text:p/>
          </draw:line>
          <draw:line draw:style-name="gr8" draw:text-style-name="P6" draw:layer="layout" svg:x1="8.064cm" svg:y1="13.267cm" svg:x2="8.073cm" svg:y2="15.943cm">
            <text:p/>
          </draw:line>
          <draw:line draw:style-name="gr8" draw:text-style-name="P6" draw:layer="layout" svg:x1="8.5cm" svg:y1="13.267cm" svg:x2="8.509cm" svg:y2="15.943cm">
            <text:p/>
          </draw:line>
          <draw:line draw:style-name="gr8" draw:text-style-name="P6" draw:layer="layout" svg:x1="8.935cm" svg:y1="13.268cm" svg:x2="8.944cm" svg:y2="15.944cm">
            <text:p/>
          </draw:line>
          <draw:line draw:style-name="gr8" draw:text-style-name="P6" draw:layer="layout" svg:x1="9.371cm" svg:y1="13.269cm" svg:x2="9.38cm" svg:y2="15.945cm">
            <text:p/>
          </draw:line>
          <draw:line draw:style-name="gr8" draw:text-style-name="P6" draw:layer="layout" svg:x1="9.807cm" svg:y1="13.269cm" svg:x2="9.816cm" svg:y2="15.945cm">
            <text:p/>
          </draw:line>
          <draw:line draw:style-name="gr8" draw:text-style-name="P6" draw:layer="layout" svg:x1="10.243cm" svg:y1="13.27cm" svg:x2="10.252cm" svg:y2="15.946cm">
            <text:p/>
          </draw:line>
          <draw:line draw:style-name="gr8" draw:text-style-name="P6" draw:layer="layout" svg:x1="10.679cm" svg:y1="13.271cm" svg:x2="10.688cm" svg:y2="15.947cm">
            <text:p/>
          </draw:line>
          <draw:line draw:style-name="gr8" draw:text-style-name="P6" draw:layer="layout" svg:x1="11.115cm" svg:y1="13.272cm" svg:x2="11.124cm" svg:y2="15.948cm">
            <text:p/>
          </draw:line>
          <draw:line draw:style-name="gr8" draw:text-style-name="P6" draw:layer="layout" svg:x1="11.551cm" svg:y1="13.272cm" svg:x2="11.56cm" svg:y2="15.948cm">
            <text:p/>
          </draw:line>
        </draw:g>
        <draw:frame draw:style-name="gr15" draw:text-style-name="P8" draw:layer="layout" svg:width="6.477cm" svg:height="1.243cm" svg:x="6.352cm" svg:y="11.92cm">
          <draw:text-box>
            <text:p text:style-name="P7">Reciprocal Gain Maps</text:p>
          </draw:text-box>
        </draw:frame>
        <draw:line draw:style-name="gr11" draw:text-style-name="P9" draw:layer="layout" svg:x1="6.328cm" svg:y1="16.2cm" svg:x2="11.569cm" svg:y2="16.2cm">
          <text:p/>
        </draw:line>
        <draw:line draw:style-name="gr11" draw:text-style-name="P9" draw:layer="layout" svg:x1="11.834cm" svg:y1="13.348cm" svg:x2="11.834cm" svg:y2="15.972cm">
          <text:p/>
        </draw:line>
        <draw:frame draw:style-name="gr12" draw:text-style-name="P11" draw:layer="layout" svg:width="2.702cm" svg:height="0.911cm" svg:x="8.558cm" svg:y="16.169cm">
          <draw:text-box>
            <text:p text:style-name="P10">w</text:p>
          </draw:text-box>
        </draw:frame>
        <draw:frame draw:style-name="gr12" draw:text-style-name="P11" draw:layer="layout" svg:width="1.985cm" svg:height="0.911cm" svg:x="11.752cm" svg:y="14.37cm">
          <draw:text-box>
            <text:p text:style-name="P10">h</text:p>
          </draw:text-box>
        </draw:frame>
        <draw:line draw:style-name="gr14" draw:text-style-name="P9" draw:layer="layout" svg:x1="8.836cm" svg:y1="10.516cm" svg:x2="8.836cm" svg:y2="11.8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start-width="0.102cm" draw:marker-end-width="0.102cm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5T10:34:32.383343797</meta:creation-date>
    <dc:date>2019-03-25T12:54:55.691068514</dc:date>
    <meta:editing-duration>PT26M57S</meta:editing-duration>
    <meta:editing-cycles>4</meta:editing-cycles>
    <meta:generator>LibreOffice/6.2.1.2$Linux_X86_64 LibreOffice_project/20$Build-2</meta:generator>
    <meta:document-statistic meta:object-count="127"/>
  </office:meta>
</office:document-meta>
</file>